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image/png" manifest:full-path="Pictures/1000000000000320000002581B42268A.png"/>
  <manifest:file-entry manifest:media-type="image/png" manifest:full-path="Pictures/100000000000060D00000051144D06C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99cm" fo:min-width="12.1cm"/>
    </style:style>
    <style:style style:name="gr2" style:family="graphic">
      <style:graphic-properties style:protect="size"/>
    </style:style>
    <style:style style:name="pr1" style:family="presentation" style:parent-style-name="lyt-roundedrect-notes">
      <style:graphic-properties draw:stroke="none" draw:fill="none" draw:fill-color="#ffffff" draw:auto-grow-height="true" fo:min-height="11.429cm"/>
    </style:style>
    <style:style style:name="P1" style:family="paragraph">
      <style:text-properties fo:font-size="54pt" style:font-size-asian="54pt" style:font-size-complex="5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Confidential</presentation:footer-decl>
      <draw:page draw:name="page1" draw:style-name="dp1" draw:master-page-name="lyt-roundedrect" presentation:presentation-page-layout-name="AL1T1" presentation:use-footer-name="ftr1" xml:id="id1" draw:id="id1">
        <office:forms form:automatic-focus="false" form:apply-design-mode="false"/>
        <draw:frame draw:style-name="gr1" draw:text-style-name="P1" draw:layer="layout" svg:width="12.6cm" svg:height="11.681cm" svg:x="2.4cm" svg:y="1.134cm">
          <draw:text-box>
            <text:p text:style-name="P1">Hola</text:p>
            <text:list text:style-name="L2">
              <text:list-item>
                <text:p text:style-name="P1"><text:s/>Punto 1</text:p>
              </text:list-item>
              <text:list-item>
                <text:p text:style-name="P1"><text:s/>Punto 2</text:p>
              </text:list-item>
              <text:list-item>
                <text:p text:style-name="P1"><text:s/>Punto 3</text:p>
              </text:list-item>
            </text:list>
            <text:p text:style-name="P1"/>
          </draw:text-box>
        </draw:frame>
        <anim:par presentation:node-type="timing-root">
          <anim:par smil:begin="id1.begin">
            <anim:transitionFilter smil:dur="1s" smil:type="barWipe" smil:subtype="topToBottom" smil:direction="reverse"/>
          </anim:par>
        </anim:par>
        <presentation:notes draw:style-name="dp2">
          <draw:page-thumbnail draw:style-name="gr2" draw:layer="layout" svg:width="13.469cm" svg:height="9.524cm" svg:x="2.789cm" svg:y="1.93cm" draw:page-number="1" presentation:class="page"/>
          <draw:frame presentation:style-name="pr1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rectangles3" xlink:href="Pictures/1000000000000320000002581B42268A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style-name="obyčejné" style:font-family-generic="swis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48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–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»">
            <style:list-level-properties text:min-label-width="0.75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.952cm" fo:margin-right="0cm" fo:margin-top="0cm" fo:margin-bottom="0cm" fo:line-height="150%" fo:text-align="start" fo:text-indent="-0.952cm" style:punctuation-wrap="hanging" style:line-break="strict" style:writing-mode="lr-tb" style:font-independent-line-spacing="true">
        <style:tab-stops/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3cm" fo:margin-right="0cm" fo:margin-top="0cm" fo:margin-bottom="0cm" fo:line-height="150%" fo:text-align="start" fo:text-indent="-0.793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5cm" fo:margin-right="0cm" fo:margin-top="0cm" fo:margin-bottom="0cm" fo:line-height="150%" fo:text-align="start" fo:text-indent="-0.635cm" style:punctuation-wrap="hanging" style:line-break="strict" style:writing-mode="lr-tb" style:font-independent-line-spacing="true">
        <style:tab-stops/>
      </style:paragraph-properties>
      <style:text-properties fo:color="#676767" style:text-line-through-style="none" style:text-position="0% 100%" fo:font-family="FreeSans" style:font-family-generic="swiss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1.305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'Gill Sans'" style:font-pitch="variable" fo:font-size="44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37.5999984741211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start" fo:text-indent="0cm"/>
    </style:style>
    <style:style style:name="MP5" style:family="paragraph">
      <style:paragraph-properties fo:margin-left="0cm" fo:margin-right="0cm" fo:text-align="center" fo:text-indent="0cm" style:writing-mode="lr-tb" style:font-independent-line-spacing="true"/>
      <style:text-properties fo:font-size="9.30000019073486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FreeSans" style:font-family-generic="swiss" style:font-pitch="variable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Ubuntu" style:page-layout-name="PM1" draw:style-name="Mdp1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3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Ubuntu-title" draw:layer="backgroundobjects" svg:width="32.773cm" svg:height="34.701cm" svg:x="-32.774cm" svg:y="-32.769cm" presentation:class="page"/>
        <draw:frame presentation:style-name="Ubuntu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frame draw:style-name="Mgr3" draw:text-style-name="MP3" draw:layer="backgroundobjects" svg:width="27.999cm" svg:height="1.463cm" svg:x="0.054cm" svg:y="19.509cm">
          <draw:image xlink:href="Pictures/100000000000060D00000051144D06CB.png" xlink:type="simple" xlink:show="embed" xlink:actuate="onLoad">
            <text:p/>
          </draw:image>
        </draw:frame>
        <draw:frame draw:style-name="Mgr3" draw:text-style-name="MP3" draw:layer="backgroundobjects" svg:width="27.999cm" svg:height="1.463cm" svg:x="-0.046cm" svg:y="19.509cm">
          <draw:image xlink:href="Pictures/100000000000060D00000051144D06CB.png" xlink:type="simple" xlink:show="embed" xlink:actuate="onLoad">
            <text:p/>
          </draw:image>
        </draw:frame>
      </draw:g>
      <draw:frame presentation:style-name="Title1-outline1" draw:layer="backgroundobjects" svg:width="25.244cm" svg:height="13.86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5" draw:text-style-name="MP5" draw:layer="backgroundobjects" svg:width="6.5cm" svg:height="1.1cm" svg:x="0.3cm" svg:y="19.9cm">
        <text:list text:style-name="ML1">
          <text:list-header>
            <text:p text:style-name="MP4"><text:span text:style-name="MT2"><text:page-number>&lt;número&gt;</text:page-number></text:span><text:span text:style-name="MT2"> | Internal use only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20.544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8.3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8" draw:layer="backgroundobjects" svg:width="6.523cm" svg:height="1.448cm" svg:x="17.876cm" svg:y="19.131cm" presentation:class="page-number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lyt-roundedrect-title" draw:layer="backgroundobjects" svg:width="13.469cm" svg:height="9.524cm" svg:x="2.789cm" svg:y="1.93cm" presentation:class="page"/>
        <draw:frame presentation:style-name="lyt-roundedrect-notes" draw:layer="backgroundobjects" svg:width="15.239cm" svg:height="11.429cm" svg:x="1.905cm" svg:y="12.064cm" presentation:class="notes" presentation:placeholder="true">
          <draw:text-box/>
        </draw:frame>
        <draw:frame presentation:style-name="Mpr2" draw:text-style-name="MP6" draw:layer="backgroundobjects" svg:width="8.267cm" svg:height="1.269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" draw:text-style-name="MP8" draw:layer="backgroundobjects" svg:width="8.267cm" svg:height="1.269cm" svg:x="10.78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3" draw:text-style-name="MP6" draw:layer="backgroundobjects" svg:width="8.267cm" svg:height="1.269cm" svg:x="0cm" svg:y="24.13cm" presentation:class="footer">
          <draw:text-box>
            <text:p text:style-name="MP6"><text:span text:style-name="MT1"><presentation:footer/></text:span></text:p>
          </draw:text-box>
        </draw:frame>
        <draw:frame presentation:style-name="Mpr3" draw:text-style-name="MP8" draw:layer="backgroundobjects" svg:width="8.267cm" svg:height="1.269cm" svg:x="10.782cm" svg:y="24.13cm" presentation:class="page-number">
          <draw:text-box>
            <text:p text:style-name="MP8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editing-duration>PT2M50S</meta:editing-duration>
    <meta:generator>LibreOffice/3.4$Unix LibreOffice_project/340m1$Build-402</meta:generator>
    <meta:editing-cycles>2</meta:editing-cycles>
    <meta:creation-date>2012-07-02T18:56:12</meta:creation-date>
    <meta:initial-creator>Mat </meta:initial-creator>
    <dc:date>2012-07-02T18:58:58</dc:date>
    <dc:creator>Mat </dc:creator>
    <meta:document-statistic meta:object-count="41"/>
    <meta:template xlink:type="simple" xlink:actuate="onRequest" xlink:title="" xlink:href="../../../../../../../../usr/lib/libreoffice/basis3.4/share/template/en-US/presnt/Ubuntu.otp"/>
  </office:meta>
</office:document-meta>
</file>